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78037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fo:color="#780373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asian="normal" fo:text-shadow="none" style:font-relief="none" style:font-weight-complex="normal" style:font-name="Liberation Sans" style:text-overline-style="none" style:text-overline-color="font-color" style:font-name-asian="Noto Sans CJK SC" style:text-underline-style="none" style:text-underline-color="font-color" style:font-size-asian="10pt" style:font-size-complex="10pt" style:font-weight-asian="normal" style:text-emphasize="none" fo:font-weight="normal" style:font-name-complex="Lohit Devanagari" style:language-asian="zh" style:country-asian="CN" style:text-line-through-type="none" style:text-outline="false" style:language-complex="hi" style:country-complex="IN" style:text-line-through-mode="continuous" fo:font-style="normal" fo:font-size="10pt" style:font-style-complex="normal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Pre-requisite</text:p>
          </table:table-cell>
          <table:table-cell table:style-name="ce3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2">
          <table:table-cell table:style-name="ce2" office:value-type="string" calcext:value-type="string">
            <text:p>TC_LP_001</text:p>
          </table:table-cell>
          <table:table-cell table:style-name="ce2" office:value-type="string" calcext:value-type="string">
            <text:p>TS__002(Login Page)</text:p>
          </table:table-cell>
          <table:table-cell table:style-name="ce2" office:value-type="string" calcext:value-type="string">
            <text:p>Validate the login functionality by providing valid login details.</text:p>
          </table:table-cell>
          <table:table-cell table:style-name="ce2" office:value-type="string" calcext:value-type="string">
            <text:p><text:span text:style-name="T1">1.Open the application (</text:span><text:span text:style-name="T1"><text:a xlink:href="https://demo.opencart.com/" xlink:type="simple">https://demo.opencart.com</text:a></text:span><text:span text:style-name="T1">)                          2.User must be a registered user.</text:span></text:p>
          </table:table-cell>
          <table:table-cell table:style-name="ce2" office:value-type="string" calcext:value-type="string">
            <text:p>1.Click the ‘My Account’ drop menu. <text:s text:c="15"/>2.Click the ‘Login’ option. 3.Enter the email address and password. <text:s text:c="3"/>4.Click the login button in login page.</text:p>
          </table:table-cell>
          <table:table-cell table:style-name="ce2"/>
          <table:table-cell table:style-name="ce2" office:value-type="string" calcext:value-type="string">
            <text:p>1.User must be successfully logged in and redirected to home page. <text:s text:c="15"/></text:p>
          </table:table-cell>
          <table:table-cell table:style-name="ce2"/>
          <table:table-cell table:style-name="ce2" office:value-type="string" calcext:value-type="string">
            <text:p>P0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TC_LP_002</text:p>
          </table:table-cell>
          <table:table-cell table:style-name="ce2" office:value-type="string" calcext:value-type="string">
            <text:p>TS__002(Login Page)</text:p>
          </table:table-cell>
          <table:table-cell table:style-name="ce2" office:value-type="string" calcext:value-type="string">
            <text:p>Validate the login functionality by providing no details.</text:p>
          </table:table-cell>
          <table:table-cell table:style-name="ce2" office:value-type="string" calcext:value-type="string">
            <text:p><text:span text:style-name="T1">1.Open the application (</text:span><text:span text:style-name="T1"><text:a xlink:href="https://demo.opencart.com/" xlink:type="simple">https://demo.opencart.com</text:a></text:span><text:span text:style-name="T1">)                          2.User must be a registered user.</text:span></text:p>
          </table:table-cell>
          <table:table-cell table:style-name="ce2" office:value-type="string" calcext:value-type="string">
            <text:p>1.Click the ‘My Account’ drop menu. <text:s text:c="15"/>2.Click the ‘Login’ option. 3.Click the login button in the login page.</text:p>
          </table:table-cell>
          <table:table-cell table:style-name="ce2"/>
          <table:table-cell table:style-name="ce2" office:value-type="string" calcext:value-type="string">
            <text:p>1.A warning message will be displayed showing ‘Enter the email id and password.</text:p>
          </table:table-cell>
          <table:table-cell table:style-name="ce2"/>
          <table:table-cell table:style-name="ce2" office:value-type="string" calcext:value-type="string">
            <text:p>P0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TC_LP_003</text:p>
          </table:table-cell>
          <table:table-cell table:style-name="ce2" office:value-type="string" calcext:value-type="string">
            <text:p>TS__002(Login Page)</text:p>
          </table:table-cell>
          <table:table-cell table:style-name="ce2" office:value-type="string" calcext:value-type="string">
            <text:p>Validate the login functionality by providing invalid email id.</text:p>
          </table:table-cell>
          <table:table-cell table:style-name="ce2" office:value-type="string" calcext:value-type="string">
            <text:p><text:span text:style-name="T1">1.Open the application (</text:span><text:span text:style-name="T1"><text:a xlink:href="https://demo.opencart.com/" xlink:type="simple">https://demo.opencart.com</text:a></text:span><text:span text:style-name="T1">)                          2.User must be a registered user.</text:span></text:p>
          </table:table-cell>
          <table:table-cell table:style-name="ce2" office:value-type="string" calcext:value-type="string">
            <text:p>1.Click the ‘My Account’ drop menu. <text:s text:c="15"/>2.Click the ‘Login’ option. 3.Enter the invalid email address. <text:s text:c="13"/>4.Enter the password. <text:s text:c="4"/>5.Click the login button in login page.</text:p>
          </table:table-cell>
          <table:table-cell table:style-name="ce2"/>
          <table:table-cell table:style-name="ce2" office:value-type="string" calcext:value-type="string">
            <text:p>1.A warning message will be displayed showing ‘The email id is invalid’.</text:p>
          </table:table-cell>
          <table:table-cell table:style-name="ce2"/>
          <table:table-cell table:style-name="ce2" office:value-type="string" calcext:value-type="string">
            <text:p>P0</text:p>
          </table:table-cell>
          <table:table-cell table:style-name="ce2"/>
        </table:table-row>
        <table:table-row table:style-name="ro5">
          <table:table-cell table:style-name="ce2" office:value-type="string" calcext:value-type="string">
            <text:p>TC_LP_004</text:p>
          </table:table-cell>
          <table:table-cell table:style-name="ce2" office:value-type="string" calcext:value-type="string">
            <text:p>TS__002(Login Page)</text:p>
          </table:table-cell>
          <table:table-cell table:style-name="ce2" office:value-type="string" calcext:value-type="string">
            <text:p>Validate the login functionality by providing invalid password.</text:p>
          </table:table-cell>
          <table:table-cell table:style-name="ce2" office:value-type="string" calcext:value-type="string">
            <text:p><text:span text:style-name="T1">1.Open the application (</text:span><text:span text:style-name="T1"><text:a xlink:href="https://demo.opencart.com/" xlink:type="simple">https://demo.opencart.com</text:a></text:span><text:span text:style-name="T1">)                          2.User must be a registered user.</text:span></text:p>
          </table:table-cell>
          <table:table-cell table:style-name="ce2" office:value-type="string" calcext:value-type="string">
            <text:p>1.Click the ‘My Account’ drop menu. <text:s text:c="15"/>2.Click the ‘Login’ option. 3.Enter the email address. <text:s text:c="13"/>4.Enter the invalid password. <text:s text:c="11"/>5.Click the login button in login page.</text:p>
          </table:table-cell>
          <table:table-cell table:style-name="ce2"/>
          <table:table-cell table:style-name="ce2" office:value-type="string" calcext:value-type="string">
            <text:p>1.A warning message will be displayed showing ‘The password is invalid’.</text:p>
          </table:table-cell>
          <table:table-cell table:style-name="ce2"/>
          <table:table-cell table:style-name="ce2" office:value-type="string" calcext:value-type="string">
            <text:p>P0</text:p>
          </table:table-cell>
          <table:table-cell table:style-name="ce2"/>
        </table:table-row>
        <table:table-row table:style-name="ro5">
          <table:table-cell table:style-name="ce2" office:value-type="string" calcext:value-type="string">
            <text:p>TC_LP_005</text:p>
          </table:table-cell>
          <table:table-cell table:style-name="ce2" office:value-type="string" calcext:value-type="string">
            <text:p>TS__002(Login Page)</text:p>
          </table:table-cell>
          <table:table-cell table:style-name="ce2" office:value-type="string" calcext:value-type="string">
            <text:p>Validate the forgot password functionality in the login page.</text:p>
          </table:table-cell>
          <table:table-cell table:style-name="ce2" office:value-type="string" calcext:value-type="string">
            <text:p><text:span text:style-name="T1">1.Open the application (</text:span><text:span text:style-name="T1"><text:a xlink:href="https://demo.opencart.com/" xlink:type="simple">https://demo.opencart.com</text:a></text:span><text:span text:style-name="T1">)                          2.User must be a registered user.</text:span></text:p>
          </table:table-cell>
          <table:table-cell table:style-name="ce2" office:value-type="string" calcext:value-type="string">
            <text:p>1.Click the ‘My Account’ drop menu. <text:s text:c="15"/>2.Click the ‘Login’ option. 3.Enter the email address. <text:s text:c="24"/>4.Enter the ‘Forgot Password’ option.</text:p>
          </table:table-cell>
          <table:table-cell table:style-name="ce2"/>
          <table:table-cell table:style-name="ce2" office:value-type="string" calcext:value-type="string">
            <text:p>1.User will be redirected to ‘Forgot Password’ page. <text:s text:c="8"/>2.User will enter his/her email id and click submit button. <text:s text:c="3"/>3.A reset link will be sent to user’s email id.</text:p>
          </table:table-cell>
          <table:table-cell table:style-name="ce2"/>
          <table:table-cell table:style-name="ce2" office:value-type="string" calcext:value-type="string">
            <text:p>P0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TC_LP_006</text:p>
          </table:table-cell>
          <table:table-cell table:style-name="ce2" office:value-type="string" calcext:value-type="string">
            <text:p>TS__002(Login Page)</text:p>
          </table:table-cell>
          <table:table-cell table:style-name="ce2" office:value-type="string" calcext:value-type="string">
            <text:p>Validate the “Password” field is masked while filling in the “Login” page</text:p>
          </table:table-cell>
          <table:table-cell table:style-name="ce2" office:value-type="string" calcext:value-type="string">
            <text:p><text:span text:style-name="T2">1.Open the application (</text:span><text:span text:style-name="T2"><text:a xlink:href="https://demo.opencart.com/" xlink:type="simple">https://demo.opencart.com</text:a></text:span><text:span text:style-name="T2">)                          2.User must be a registered user.</text:span></text:p>
          </table:table-cell>
          <table:table-cell table:style-name="ce2" office:value-type="string" calcext:value-type="string">
            <text:p>1.Click the ‘My Account’ drop menu. <text:s text:c="15"/>2.Click the ‘Login’ option. 3.Enter the email address and password. <text:s text:c="3"/>4.View the “Password” field to check it is masked or not.</text:p>
          </table:table-cell>
          <table:table-cell table:style-name="ce2"/>
          <table:table-cell table:style-name="ce2" office:value-type="string" calcext:value-type="string">
            <text:p>1.The “Password” field displayed would be masked.</text:p>
          </table:table-cell>
          <table:table-cell table:style-name="ce2"/>
          <table:table-cell table:style-name="ce2" office:value-type="string" calcext:value-type="string">
            <text:p>P0</text:p>
          </table:table-cell>
          <table:table-cell table:style-name="ce2"/>
        </table:table-row>
        <table:table-row table:style-name="ro6">
          <table:table-cell table:style-name="ce2" office:value-type="string" calcext:value-type="string">
            <text:p>TC_LP_007</text:p>
          </table:table-cell>
          <table:table-cell table:style-name="ce2" office:value-type="string" calcext:value-type="string">
            <text:p>TS__002(Login Page)</text:p>
          </table:table-cell>
          <table:table-cell table:style-name="ce2" office:value-type="string" calcext:value-type="string">
            <text:p>Validate the limit for unsuccessful login attempts in the “Login” page.</text:p>
          </table:table-cell>
          <table:table-cell table:style-name="ce2" office:value-type="string" calcext:value-type="string">
            <text:p><text:span text:style-name="T2">1.Open the application (</text:span><text:span text:style-name="T2"><text:a xlink:href="https://demo.opencart.com/" xlink:type="simple">https://demo.opencart.com</text:a></text:span><text:span text:style-name="T2">)                        </text:span></text:p>
          </table:table-cell>
          <table:table-cell table:style-name="ce2" office:value-type="string" calcext:value-type="string">
            <text:p>1.Click the ‘My Account’ drop menu. <text:s text:c="15"/>2.Click the ‘Login’ option. 3.Enter the invalid email address or password. <text:s text:c="4"/>4.Click the login button in login page. <text:s text:c="17"/>5.Repeat the steps 2,3,4 for atleast 5 times.</text:p>
          </table:table-cell>
          <table:table-cell table:style-name="ce2"/>
          <table:table-cell table:style-name="ce2" office:value-type="string" calcext:value-type="string">
            <text:p>1. A warning message must be displayed showing “User have reached the maximum limit of unsuccessful attempts”. <text:s text:c="17"/>2.The application will be locked for a certain period of time while showing “Try with valid credentials”.</text:p>
          </table:table-cell>
          <table:table-cell table:style-name="ce2"/>
          <table:table-cell table:style-name="ce2" office:value-type="string" calcext:value-type="string">
            <text:p>P0</text:p>
          </table:table-cell>
          <table:table-cell table:style-name="ce2"/>
        </table:table-row>
        <table:table-row table:style-name="ro7" table:number-rows-repeated="12">
          <table:table-cell table:style-name="ce2" table:number-columns-repeated="10"/>
        </table:table-row>
        <table:table-row table:style-name="ro7" table:number-rows-repeated="1048555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1:20:50.745996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21:11:25.563489704</meta:creation-date>
    <dc:date>2023-10-17T12:33:28.335784846</dc:date>
    <meta:editing-duration>PT2H22M41S</meta:editing-duration>
    <meta:editing-cycles>2</meta:editing-cycles>
    <meta:generator>LibreOffice/7.5.6.2$Linux_X86_64 LibreOffice_project/50$Build-2</meta:generator>
    <meta:document-statistic meta:table-count="1" meta:cell-count="59" meta:object-count="0"/>
  </office:meta>
</office:document-meta>
</file>